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148" officeooo:paragraph-rsid="0009e629"/>
    </style:style>
    <style:style style:name="P2" style:family="paragraph" style:parent-style-name="Standard">
      <style:text-properties officeooo:paragraph-rsid="0009e629"/>
    </style:style>
    <style:style style:name="P3" style:family="paragraph" style:parent-style-name="Standard">
      <style:text-properties officeooo:rsid="0009e629" officeooo:paragraph-rsid="0009e629"/>
    </style:style>
    <style:style style:name="P4" style:family="paragraph" style:parent-style-name="Table_20_Contents">
      <style:text-properties officeooo:rsid="000e617b" officeooo:paragraph-rsid="0009e629"/>
    </style:style>
    <style:style style:name="P5" style:family="paragraph" style:parent-style-name="Table_20_Contents">
      <style:text-properties officeooo:rsid="001e40a0" officeooo:paragraph-rsid="0009e629"/>
    </style:style>
    <style:style style:name="P6" style:family="paragraph" style:parent-style-name="Table_20_Contents">
      <style:text-properties officeooo:rsid="0023c411" officeooo:paragraph-rsid="0009e629"/>
    </style:style>
    <style:style style:name="P7" style:family="paragraph" style:parent-style-name="Standard">
      <style:text-properties officeooo:rsid="0008b148" officeooo:paragraph-rsid="0009e9e7"/>
    </style:style>
    <style:style style:name="P8" style:family="paragraph" style:parent-style-name="Standard">
      <style:text-properties officeooo:rsid="0008b148" officeooo:paragraph-rsid="000bacf1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08b148" officeooo:paragraph-rsid="0009e9e7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08b148" officeooo:paragraph-rsid="000bacf1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09e9e7" officeooo:paragraph-rsid="0009e9e7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officeooo:rsid="000bacf1" officeooo:paragraph-rsid="000bacf1" style:font-style-asian="normal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8b148" officeooo:paragraph-rsid="000bacf1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0d0ed3" officeooo:paragraph-rsid="000d0ed3"/>
    </style:style>
    <style:style style:name="T1" style:family="text">
      <style:text-properties officeooo:rsid="0009e9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e9e7" style:font-weight-asian="normal" style:font-weight-complex="normal"/>
    </style:style>
    <style:style style:name="T5" style:family="text">
      <style:text-properties fo:font-weight="normal" officeooo:rsid="000d0ed3" style:font-weight-asian="normal" style:font-weight-complex="normal"/>
    </style:style>
    <style:style style:name="T6" style:family="text">
      <style:text-properties fo:font-style="italic" officeooo:rsid="000bacf1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0bac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 list <text:span text:style-name="T1">made up of individual elements, usually called nodes. These nodes, at a minimum, have a pointer to the next node in the list. The final element, points to null, because there is not another element following it.</text:span></text:p>
      <text:p text:style-name="P7"><text:line-break/><text:line-break/>Interview notes:<text:line-break/>- <text:span text:style-name="T2">Ask "Why a linked list as opposed to an array?"</text:span></text:p>
      <text:p text:style-name="P11"><text:span text:style-name="T3">Hint: </text:span><text:span text:style-name="T7">If they are stuck, ask them to think specifically...</text:span></text:p>
      <text:p text:style-name="P11"><text:span text:style-name="T7"><text:tab/>“What are the benefits to a structure that could become any length?”</text:span></text:p>
      <text:p text:style-name="P11"><text:span text:style-name="T7"><text:tab/>“What are the benefits to knowing the length before hand?”</text:span></text:p>
      <text:p text:style-name="P11"><text:span text:style-name="T7"><text:tab/>“Drawbacks to either approach...”</text:span></text:p>
      <text:p text:style-name="P9"><text:span text:style-name="T4"/></text:p>
      <text:p text:style-name="P9"><text:span text:style-name="T4">Hint: An array is static (not likely/more difficult to change), as opposed to a linked list, which is dynamic (flexible/easier to change). In situations where you didn’t know how many items you were dealing with, a linked list might be a more appropriate data structure than an array. Such a situation might be, if you were reading a list of all the people in a train station. Or a list of timestamps for each time an event might occur over a given time period.</text:span></text:p>
      <text:p text:style-name="P8"/>
      <text:p text:style-name="P8">- Conceptually, not in actual code, how would you implement a linked list?</text:p>
      <text:p text:style-name="P8"/>
      <text:p text:style-name="P10"><text:span text:style-name="T8">Hint: </text:span><text:span text:style-name="T6">Ask them to identify some major classes, methods, etc. that they would use to implement a linked list.</text:span></text:p>
      <text:p text:style-name="P10"><text:span text:style-name="T6"/></text:p>
      <text:p text:style-name="P12">Hint: a class named LinkedList, a class named Node. Method to <text:span text:style-name="T2">add </text:span>an element to the list, to <text:span text:style-name="T2">remove</text:span><text:span text:style-name="T3">, perhaps </text:span><text:span text:style-name="T2">insert</text:span><text:span text:style-name="T3">, or get the </text:span><text:span text:style-name="T2">length</text:span><text:span text:style-name="T3"> of the list.</text:span></text:p>
      <text:p text:style-name="P12"><text:span text:style-name="T3"/></text:p>
      <text:p text:style-name="P12"><text:span text:style-name="T3">Hint: extra credit, </text:span><text:span text:style-name="T5">in words, </text:span><text:span text:style-name="T3">how </text:span><text:span text:style-name="T7">would</text:span><text:span text:style-name="T3"> they implement those methods?</text:span></text:p>
      <text:p text:style-name="P12"><text:span text:style-name="T3"/></text:p>
      <text:p text:style-name="P13">- Ask the difference between singly, and doubly linked lists. What are the benefits of more links?</text:p>
      <text:p text:style-name="P14">Hint: with a doubly linked list, each node has two pointers: one to the following node, and one to the previous node.</text:p>
      <text:p text:style-name="P13"/>
      <text:p text:style-name="P13"/>
      <text:p text:style-name="P13"/>
      <text:p text:style-name="P3">Next topics:</text:p>
      <text:p text:style-name="P3"><text:tab/>Discuss other data structures</text:p>
      <text:p text:style-name="P3"><text:tab/>Data Structures: Linked List (Not So Easy), to discuss implementing one i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8b148" officeooo:paragraph-rsid="0009e629"/>
    </style:style>
    <style:style style:name="MP2" style:family="paragraph" style:parent-style-name="Table_20_Contents">
      <style:text-properties officeooo:rsid="000e617b" officeooo:paragraph-rsid="0009e629"/>
    </style:style>
    <style:style style:name="MP3" style:family="paragraph" style:parent-style-name="Table_20_Contents">
      <style:text-properties officeooo:rsid="001e40a0" officeooo:paragraph-rsid="0009e629"/>
    </style:style>
    <style:style style:name="MP4" style:family="paragraph" style:parent-style-name="Table_20_Contents">
      <style:text-properties officeooo:rsid="0023c411" officeooo:paragraph-rsid="0009e629"/>
    </style:style>
    <style:style style:name="MP5" style:family="paragraph" style:parent-style-name="Standard">
      <style:text-properties officeooo:paragraph-rsid="0009e6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Linked List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5:07.858000000</meta:creation-date>
    <dc:date>2018-01-10T18:45:10.588843071</dc:date>
    <meta:editing-duration>PT1H1M1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310" meta:character-count="1743" meta:non-whitespace-character-count="1446"/>
  </office:meta>
</office:document-meta>
</file>